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table:number-columns-repeated="48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80" office:value-type="string" calcext:value-type="string">
            <text:p>Exercices nombres flottants</text:p>
          </table:table-cell>
          <table:table-cell table:style-name="ce80" office:value-type="string" calcext:value-type="string">
            <text:p>Évaluation représentation nombres</text:p>
          </table:table-cell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table:number-columns-repeated="58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80" office:value-type="string" calcext:value-type="string">
            <text:p>Exercices interblocage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table:number-columns-repeated="62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4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22T15:47:09.112555023</dc:date>
    <meta:editing-duration>P235DT7H44M33S</meta:editing-duration>
    <meta:editing-cycles>947</meta:editing-cycles>
    <meta:generator>LibreOffice/6.1.5.2$Linux_X86_64 LibreOffice_project/10$Build-2</meta:generator>
    <meta:document-statistic meta:table-count="3" meta:cell-count="551" meta:object-count="0"/>
  </office:meta>
</office:document-meta>
</file>